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include &lt;iostream&gt;</text:p>
      <text:p text:style-name="Normal">#include &lt;vector&gt;</text:p>
      <text:p text:style-name="Normal">using namespace std;</text:p>
      <text:p text:style-name="Normal"/>
      <text:p text:style-name="Normal">void findWaitingTime(int processes[], int n, int bt[], int wt[]) {</text:p>
      <text:p text:style-name="Normal"><text:s text:c="4"/>wt[0] = 0;</text:p>
      <text:p text:style-name="Normal"><text:s text:c="4"/>for (int i = 1; i &lt; n; i++) {</text:p>
      <text:p text:style-name="Normal"><text:s text:c="8"/>wt[i] = bt[i - 1] + wt[i - 1];</text:p>
      <text:p text:style-name="Normal"><text:s text:c="4"/>}</text:p>
      <text:p text:style-name="Normal">}</text:p>
      <text:p text:style-name="Normal"/>
      <text:p text:style-name="Normal">void findturnAroundTime(int processes[], int n, int bt[], int wt[], int tat[]) {</text:p>
      <text:p text:style-name="Normal"><text:s text:c="4"/>for (int i = 0; i &lt; n; i++) {</text:p>
      <text:p text:style-name="Normal"><text:s text:c="8"/>tat[i] = bt[i] + wt[i];</text:p>
      <text:p text:style-name="Normal"><text:s text:c="4"/>}</text:p>
      <text:p text:style-name="Normal">}</text:p>
      <text:p text:style-name="Normal"/>
      <text:p text:style-name="Normal">void findAverageTime(int processes[], int n, int burst_time[]) {</text:p>
      <text:p text:style-name="Normal"><text:s text:c="4"/>int wt[n], tat[n], total_wt = 0, total_tat = 0;</text:p>
      <text:p text:style-name="Normal"><text:s text:c="4"/>findWaitingTime(processes, n, burst_time, wt);</text:p>
      <text:p text:style-name="Normal"><text:s text:c="4"/>findturnAroundTime(processes, n, burst_time, wt, tat);</text:p>
      <text:p text:style-name="Normal"><text:s text:c="4"/>cout &lt;&lt; "Processes\tBurst Time\tWaiting Time\tTurn Around Time\n";</text:p>
      <text:p text:style-name="Normal"><text:s text:c="4"/>for (int i = 0; i &lt; n; i++) {</text:p>
      <text:p text:style-name="Normal"><text:s text:c="8"/>total_wt += wt[i];</text:p>
      <text:p text:style-name="Normal"><text:s text:c="8"/>total_tat += tat[i];</text:p>
      <text:p text:style-name="Normal"><text:s text:c="8"/>cout &lt;&lt; " " &lt;&lt; processes[i] &lt;&lt; "\t\t" &lt;&lt; burst_time[i] &lt;&lt; "\t\t" &lt;&lt; wt[i] &lt;&lt; "\t\t" &lt;&lt; tat[i] &lt;&lt; endl;</text:p>
      <text:p text:style-name="Normal"><text:s text:c="4"/>}</text:p>
      <text:p text:style-name="Normal">}</text:p>
      <text:p text:style-name="Normal"/>
      <text:p text:style-name="Normal">int main() {</text:p>
      <text:p text:style-name="Normal"><text:s text:c="4"/>int processes[] = {1, 2, 3, 4};</text:p>
      <text:p text:style-name="Normal"><text:s text:c="4"/>int n = sizeof(processes) / sizeof(processes[0]);</text:p>
      <text:p text:style-name="Normal"><text:s text:c="4"/>int burst_time[] = {21, 3, 6, 2};</text:p>
      <text:p text:style-name="Normal"><text:s text:c="4"/>findAverageTime(processes, n, burst_time);</text:p>
      <text:p text:style-name="Normal"><text:s text:c="4"/>return 0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gesh panchole</meta:initial-creator>
    <dc:creator>yogesh panchole</dc:creator>
    <meta:creation-date>2024-04-02T10:00:00Z</meta:creation-date>
    <dc:date>2024-04-02T10:00:00Z</dc:date>
    <meta:template xlink:href="Normal.dotm" xlink:type="simple"/>
    <meta:editing-cycles>2</meta:editing-cycles>
    <meta:editing-duration>PT60S</meta:editing-duration>
    <meta:document-statistic meta:page-count="1" meta:paragraph-count="2" meta:word-count="162" meta:character-count="1090" meta:row-count="7" meta:non-whitespace-character-count="930"/>
  </office:meta>
</office:document-meta>
</file>